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1" svg:font-family="'Courier New'" style:font-family-generic="moder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925in" table:align="left"/>
    </style:style>
    <style:style style:name="Tabelle1.A" style:family="table-column">
      <style:table-column-properties style:column-width="0.1875in"/>
    </style:style>
    <style:style style:name="Tabelle1.B" style:family="table-column">
      <style:table-column-properties style:column-width="6.7375in"/>
    </style:style>
    <style:style style:name="Tabelle1.A1" style:family="table-cell">
      <style:table-cell-properties style:vertical-align="middle" fo:padding="0.0194in" fo:border="none"/>
    </style:style>
    <style:style style:name="Tabelle2" style:family="table">
      <style:table-properties style:width="0.1174in" table:align="left"/>
    </style:style>
    <style:style style:name="Tabelle2.A" style:family="table-column">
      <style:table-column-properties style:column-width="0.1174in"/>
    </style:style>
    <style:style style:name="Tabelle2.A1" style:family="table-cell">
      <style:table-cell-properties style:vertical-align="middle" fo:padding="0.0194in" fo:border="none"/>
    </style:style>
    <style:style style:name="P1" style:family="paragraph" style:parent-style-name="Preformatted_20_Text">
      <style:paragraph-properties fo:margin-top="0in" fo:margin-bottom="0.1965in"/>
    </style:style>
    <style:style style:name="P2" style:family="paragraph" style:parent-style-name="Text_20_body" style:list-style-name="L2"/>
    <style:style style:name="P3" style:family="paragraph" style:parent-style-name="Text_20_body" style:list-style-name="L2">
      <style:text-properties fo:color="#cc9900" style:font-name="Consolas" fo:font-size="10pt" fo:language="en" fo:country="none" fo:font-weight="bold" style:font-size-asian="10pt" style:font-weight-asian="bold" style:font-name-complex="Courier New1" style:font-size-complex="10pt" style:font-weight-complex="bold"/>
    </style:style>
    <style:style style:name="P4" style:family="paragraph" style:parent-style-name="Text_20_body" style:list-style-name="L3">
      <style:text-properties fo:color="#cc9900" style:font-name="Consolas" fo:font-size="10pt" fo:language="en" fo:country="none" fo:font-weight="bold" style:font-size-asian="10pt" style:font-weight-asian="bold" style:font-name-complex="Courier New1" style:font-size-complex="10pt" style:font-weight-complex="bold"/>
    </style:style>
    <style:style style:name="P5" style:family="paragraph" style:parent-style-name="Text_20_body" style:list-style-name="L2">
      <style:text-properties style:font-name="Courier New1" fo:font-size="10pt" fo:language="en" fo:country="none" fo:font-weight="normal" style:font-size-asian="10pt" style:font-weight-asian="normal" style:font-name-complex="Courier New1" style:font-size-complex="10pt" style:font-weight-complex="normal"/>
    </style:style>
    <style:style style:name="P6" style:family="paragraph" style:parent-style-name="Text_20_body" style:list-style-name="L3"/>
    <style:style style:name="P7" style:family="paragraph" style:parent-style-name="Text_20_body">
      <style:text-properties fo:color="#000000"/>
    </style:style>
    <style:style style:name="P8" style:family="paragraph" style:parent-style-name="Text_20_body">
      <style:paragraph-properties fo:margin-top="0in" fo:margin-bottom="0in"/>
    </style:style>
    <style:style style:name="P9" style:family="paragraph" style:parent-style-name="code" style:list-style-name="L2"/>
    <style:style style:name="P10" style:family="paragraph" style:parent-style-name="code" style:list-style-name="L2">
      <style:text-properties fo:color="#cc9900" style:font-name="Consolas" fo:font-size="10pt" fo:language="en" fo:country="none" fo:font-weight="bold" style:font-size-asian="10pt" style:font-weight-asian="bold" style:font-name-complex="Courier New1" style:font-size-complex="10pt" style:font-weight-complex="bold"/>
    </style:style>
    <style:style style:name="P11" style:family="paragraph" style:parent-style-name="code" style:list-style-name="L3">
      <style:text-properties fo:color="#cc9900" style:font-name="Consolas" fo:font-size="10pt" fo:language="en" fo:country="none" fo:font-weight="bold" style:font-size-asian="10pt" style:font-weight-asian="bold" style:font-name-complex="Courier New1" style:font-size-complex="10pt" style:font-weight-complex="bold"/>
    </style:style>
    <style:style style:name="P12" style:family="paragraph" style:parent-style-name="Standard" style:list-style-name="L1"/>
    <style:style style:name="P13"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Standard">
      <style:paragraph-properties fo:margin-top="0in" fo:margin-bottom="0.1965in"/>
    </style:style>
    <style:style style:name="P15" style:family="paragraph" style:parent-style-name="Table_20_Contents">
      <style:text-properties fo:font-size="2pt" style:font-size-asian="2pt" style:font-size-complex="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1" fo:font-size="10pt" fo:language="en" fo:country="none" fo:font-weight="normal" style:font-size-asian="10pt" style:font-weight-asian="normal" style:font-name-complex="Courier New1" style:font-size-complex="10pt" style:font-weight-complex="normal"/>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instructions</text:h>
      <text:h text:style-name="Heading_20_3" text:outline-level="3">Install ImageMagick</text:h>
      <text:p text:style-name="Standard">Download and install ImageMagick from <text:a xlink:type="simple" xlink:href="http://www.imagemagick.org/script/binary-releases.php" text:style-name="Internet_20_link" text:visited-style-name="Visited_20_Internet_20_Link">http://www.imagemagick.org/script/binary-releases.php</text:a>.</text:p>
      <text:p text:style-name="Standard">I used the &lt;ImageMagick-6.9.3-7-Q16-x64-dll.exe&gt; for windows 10 which provides an installer.</text:p>
      <text:p text:style-name="Standard">Follow installation instruction.</text:p>
      <text:h text:style-name="Heading_20_3" text:outline-level="3">Install JXRLIB</text:h>
      <text:p text:style-name="Standard"><text:s/>Dowlnoad jxrlib from <text:a xlink:type="simple" xlink:href="https://jxrlib.codeplex.com/" text:style-name="Internet_20_link" text:visited-style-name="Visited_20_Internet_20_Link">https://jxrlib.codeplex.com/</text:a>. Next unpack the files. Its a source distribution and you need to compile them yourself. There are to ways to do this. </text:p>
      <text:list xml:id="list1661518526577194141" text:style-name="L1">
        <text:list-item>
          <text:list>
            <text:list-item>
              <text:list>
                <text:list-item>
                  <text:p text:style-name="P12">open the visual studio solution located in the <text:s/>&lt;jxrencoderdecoder&gt; folder and simply compile it with <text:s/>visual studio.</text:p>
                </text:list-item>
                <text:list-item>
                  <text:p text:style-name="P12">Compile it with the makefile located <text:s/>in the root</text:p>
                </text:list-item>
              </text:list>
            </text:list-item>
          </text:list>
        </text:list-item>
      </text:list>
      <text:p text:style-name="Standard">I used the first method.</text:p>
      <text:h text:style-name="Heading_20_3" text:outline-level="3">Add Path variables</text:h>
      <text:p text:style-name="Text_20_body">For the jxrlib the executables should be located in the folder or in a subfolder where it was compiled. There should be two executables. One is called “JXREncApp” and one called “JXRDecApp”. Copy them to the installation directory of ImageMagick where the other needed executables like “convert” are located. Now we can set the Path environment variable to the installation directory of image magick and it will find all the programs needed for compression. So simply add the path of the installation directory to the path environment variable.</text:p>
      <text:h text:style-name="Heading_20_3" text:outline-level="3">Use of applications</text:h>
      <text:p text:style-name="Text_20_body">Now that the programs are known u can test them from the command line and in the following two chapters I will briefly introduce the commands and the parameters we might use, for further details look at the documentation. </text:p>
      <text:h text:style-name="Heading_20_2" text:outline-level="2">Use of JXRLIB</text:h>
      <text:p text:style-name="Text_20_body">For encoding or decoding JPEG XR the JXRLIB will be used for all other purposes ImageMagicks convert tool will be used. Note that JXRLIB only supports limited number of input format. In our case we will use the bmp format 24bit bgr.</text:p>
      <text:p text:style-name="Text_20_body"><text:s/>I will briefly introduce the commands and the parameters we might use, for further details look at the documentation.</text:p>
      <text:list xml:id="list3556117044554592121" text:style-name="L2">
        <text:list-item>
          <text:p text:style-name="P2">encode a <text:s/>24bit BGR Bitmap to JPEG XR with default parameters</text:p>
          <text:p text:style-name="P9">jxrencapp -i &lt;path\to\file\image.bmp&gt; -o &lt;path\to\newfile\image.jxr&gt;</text:p>
        </text:list-item>
        <text:list-item>
          <text:p text:style-name="P2">there are three parameters that influence the filesize/compressionrate</text:p>
          <text:list>
            <text:list-item>
              <text:p text:style-name="P2"><text:span text:style-name="T1">-q</text:span> quality[0.0-1.0] or quantization[1-255] default 1.0 = lossless, 1 = lossless</text:p>
            </text:list-item>
            <text:list-item>
              <text:p text:style-name="P2">-d <text:span text:style-name="T2">chroma subsampling [0-3] 0 = intensity only, 1 = </text:span><text:span text:style-name="T3">YCoCg 4:4:4 (default)</text:span></text:p>
            </text:list-item>
            <text:list-item>
              <text:p text:style-name="P2">-l<text:span text:style-name="T3"> overlapping [0-2] 0 = No overlapping, 1 = 1 level overlapping(default) , 2 = 2 level overlapping. </text:span></text:p>
            </text:list-item>
          </text:list>
          <text:p text:style-name="P3"><text:soft-page-break/>jxrencapp -i &lt;path\to\file\image.bmp&gt; -o &lt;path\to\newfile\image.jxr&gt; -q &lt;?&gt; -d &lt;?&gt; -l&lt;?&gt;</text:p>
        </text:list-item>
        <text:list-item>
          <text:p text:style-name="P5">to decode it simply follow the same syntax but with different additional controll parameters mostly not that important, i will not discuss but rather refer to the documentation.</text:p>
          <text:p text:style-name="P10">jxrencapp -i &lt;path\to\file\image.jxr&gt; -o &lt;path\to\newfile\image.bmp&gt;</text:p>
        </text:list-item>
      </text:list>
      <text:h text:style-name="Heading_20_2" text:outline-level="2">Use of ImageMagick</text:h>
      <text:p text:style-name="Text_20_body">Image magick may be used to compress between other needed formats(JPEG, JPEG 200 and BMP).</text:p>
      <text:p text:style-name="Text_20_body"/>
      <text:list xml:id="list7136973391261382588" text:style-name="L3">
        <text:list-item>
          <text:p text:style-name="P6">JPEG conversion</text:p>
          <text:list>
            <text:list-item>
              <text:p text:style-name="P6"><text:span text:style-name="T1">-quality luminance,chrominance</text:span> JPEG compression level</text:p>
            </text:list-item>
            <text:list-item>
              <text:p text:style-name="P6"><text:span text:style-name="T1">-define jpeg:extent=value</text:span> to restrict filesize</text:p>
            </text:list-item>
          </text:list>
          <text:p text:style-name="P11">convert &lt;path\to\file\image.bmp&gt; &lt;path\to\newfile\image.jpg&gt; -qaulity 90,70 -define jpeg:extent=400KB</text:p>
        </text:list-item>
        <text:list-item>
          <text:p text:style-name="P6">JPEG 2000</text:p>
          <text:list>
            <text:list-item>
              <text:p text:style-name="P6"><text:span text:style-name="T1">-define jp2:rate=value</text:span> define the compression rate</text:p>
            </text:list-item>
          </text:list>
          <text:p text:style-name="P4">convert &lt;path\to\file\image.bmp&gt; &lt;path\to\newfile\image.jpg&gt; -define jp2:rate=0.9</text:p>
        </text:list-item>
      </text:list>
      <text:p text:style-name="Text_20_body">there are many other detailed options all listed at <text:a xlink:type="simple" xlink:href="http://www.imagemagick.org/script/command-line-options.php#define" text:style-name="Internet_20_link" text:visited-style-name="Visited_20_Internet_20_Link">http://www.imagemagick.org/script/command-line-options.php#define</text:a></text:p>
      <text:h text:style-name="Heading_20_3" text:outline-level="3">Use of the tools in side Matlab</text:h>
      <text:p text:style-name="Text_20_body">Inside Matlab it is possible to call programms through the system(cmd) function.</text:p>
      <text:p text:style-name="P13"><text:span text:style-name="T5"/></text:p>
      <text:h text:style-name="Heading_20_3" text:outline-level="3">VLBenchmark</text:h>
      <text:p text:style-name="P7">Todo the testing we use the vlbenchmark matlab toolbox. Download and extract the files to &lt;vlbenchmark_path&gt;. Open the &lt;vlbenchmark_path&gt; in Matlab and run the install.m file. Next run the retrievaldemo. The installation will fail because it is not able to download the yael library, so you have to download and extract it yourself. The error message will tell you where to extreact the library and that you should put a empty file into that directory with a specified name, so that it knows that the library is already extracted. If the retrievaldemo is working then we are ready for the benchmarking.</text:p>
      <text:h text:style-name="Heading_20_3" text:outline-level="3">Opencv</text:h>
      <text:p text:style-name="Text_20_body">Simple way:</text:p>
      <text:p text:style-name="Text_20_body"><text:tab/>$ sudo apt-get install libopencv-dev </text:p>
      <text:p text:style-name="Text_20_body"><text:span text:style-name="T4">To install opencv clone the opencv repo and also the opencv_contrib repo you have to install it from source.</text:span></text:p>
      <text:p text:style-name="P7">There are some required packages you need to install. The packages can be installed using a terminal and the following commands or by using Synaptic Manager: </text:p>
      <text:p text:style-name="P8"><text:bookmark text:name="l00001"/><text:soft-page-break/>1 [compiler] sudo apt-get install build-essential</text:p>
      <text:p text:style-name="P8"><text:bookmark text:name="l00002"/>2 [required] sudo apt-get install cmake git libgtk2.0-dev pkg-config libavcodec-dev libavformat-dev libswscale-dev</text:p>
      <text:p text:style-name="P8"><text:bookmark text:name="l00003"/>3 [optional] sudo apt-get install python-dev python-numpy libtbb2 libtbb-dev libjpeg-dev libpng-dev libtiff-dev libjasper-dev libdc1394-22-dev</text:p>
      <text:p text:style-name="P7"/>
      <text:p text:style-name="P7"/>
      <text:p text:style-name="P7">You can build OpenCV, so it will include the modules from this repository. Here is the CMake command for you:</text:p>
      <text:p text:style-name="Preformatted_20_Text"><text:span text:style-name="Source_20_Text">$ cd &lt;opencv_build_directory&gt;</text:span></text:p>
      <text:p text:style-name="Preformatted_20_Text"><text:span text:style-name="Source_20_Text">$ cmake -DOPENCV_EXTRA_MODULES_PATH=&lt;opencv_contrib&gt;/modules &lt;opencv_source_directory&gt;</text:span></text:p>
      <text:p text:style-name="P1"><text:span text:style-name="Source_20_Text">$ make -j5</text:span></text:p>
      <text:p text:style-name="Text_20_body">As the result, OpenCV will be built in the <text:span text:style-name="Source_20_Text">&lt;opencv_build_directory&gt;</text:span> with all modules from <text:span text:style-name="Source_20_Text">opencv_contrib</text:span> repository. If you don't want all of the modules, use CMake's <text:span text:style-name="Source_20_Text">BUILD_opencv_*</text:span> options. Like in this example:</text:p>
      <text:p text:style-name="P1"><text:span text:style-name="Source_20_Text">$ cmake -DOPENCV_EXTRA_MODULES_PATH=&lt;opencv_contrib&gt;/modules -DBUILD_opencv_legacy=OFF &lt;opencv_source_directory&gt;</text:span></text:p>
      <text:p text:style-name="P14"><text:span text:style-name="Source_20_Text">$ make</text:span></text:p>
      <text:p text:style-name="P14"><text:span text:style-name="Source_20_Text">$ sudo make install</text:span></text:p>
      <text:p text:style-name="P1"><text:span text:style-name="Source_20_Text"/></text:p>
      <text:h text:style-name="Heading_20_3" text:outline-level="3">mexopencv</text:h>
      <text:p text:style-name="Text_20_body">To use opencv from within Matlab we need to </text:p>
      <text:p text:style-name="Text_20_body"/>
      <text:p text:style-name="Standard"><text:bookmark text:name="comment-41025352"/></text:p>
      <table:table table:name="Tabelle1" table:style-name="Tabelle1">
        <table:table-column table:style-name="Tabelle1.A"/>
        <table:table-column table:style-name="Tabelle1.B"/>
        <table:table-row>
          <table:table-cell table:style-name="Tabelle1.A1" office:value-type="string">
            <table:table table:name="Tabelle2" table:style-name="Tabelle2">
              <table:table-column table:style-name="Tabelle2.A"/>
              <table:table-row>
                <table:table-cell table:style-name="Tabelle2.A1" office:value-type="string">
                  <text:p text:style-name="P15"/>
                </table:table-cell>
              </table:table-row>
            </table:table>
            <text:p text:style-name="P15"/>
          </table:table-cell>
          <table:table-cell table:style-name="Tabelle1.A1" office:value-type="string">
            <text:p text:style-name="Table_20_Contents">The <text:span text:style-name="Source_20_Text">mexopencv.make</text:span> function <text:a xlink:type="simple" xlink:href="https://github.com/kyamagu/mexopencv/blob/master/%2Bmexopencv/make.m#L162" text:style-name="Internet_20_link" text:visited-style-name="Visited_20_Internet_20_Link">calls</text:a> the system's <text:span text:style-name="Source_20_Text">make</text:span> to execute the <text:span text:style-name="Source_20_Text">Makefile</text:span>. This in turn <text:a xlink:type="simple" xlink:href="https://github.com/kyamagu/mexopencv/blob/master/Makefile#L16" text:style-name="Internet_20_link" text:visited-style-name="Visited_20_Internet_20_Link">uses</text:a> <text:span text:style-name="Source_20_Text">pkg-config</text:span> to locate the OpenCV headers and shared libraries. So you must have <text:span text:style-name="Source_20_Text">pkg-config</text:span> available on the PATH. So if you open a terminal and type <text:span text:style-name="Source_20_Text">pkg-config --cflags --libs opencv</text:span> you should get the compilation and linking flags for the installed OpenCV library. If not, install <text:span text:style-name="Source_20_Text">pkg-config</text:span> and add it to PATH then set <text:span text:style-name="Source_20_Text">PKG_CONFIG_PATH</text:span> accordingl</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1" svg:font-family="'Courier New'" style:font-family-generic="moder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de" style:family="paragraph" style:parent-style-name="Text_20_body" style:class="text">
      <style:text-properties fo:color="#cc9900" style:font-name="Consolas" fo:font-size="10pt" fo:font-weight="bold" style:font-size-asian="10pt" style:font-weight-asian="bold" style:font-size-complex="10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20T16:16:42.21</meta:creation-date>
    <dc:date>2016-05-22T14:35:04.16</dc:date>
    <meta:editing-duration>PT2H22M57S</meta:editing-duration>
    <meta:editing-cycles>3</meta:editing-cycles>
    <meta:generator>OpenOffice/4.1.2$Win32 OpenOffice.org_project/412m3$Build-9782</meta:generator>
    <meta:document-statistic meta:table-count="2" meta:image-count="0" meta:object-count="0" meta:page-count="3" meta:paragraph-count="59" meta:word-count="829" meta:character-count="5605"/>
  </office:meta>
</office:document-meta>
</file>